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_input-time" table:style-name="ta1">
        <table:shapes>
          <draw:frame draw:z-index="0" draw:style-name="gr1" draw:text-style-name="P1" svg:width="453.83pt" svg:height="255.23pt" svg:x="239.39pt" svg:y="12.84pt">
            <draw:object draw:notify-on-update-of-ranges="'sa_input-time'.A2:'sa_input-time'.A10 'sa_input-time'.B1:'sa_input-time'.B1 'sa_input-time'.B2:'sa_input-time'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_inputs</text:p>
          </table:table-cell>
          <table:table-cell office:value-type="string" calcext:value-type="string">
            <text:p>avg_ti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7081465039934" calcext:value-type="float">
            <text:p>0.8170814650399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2510266304016" calcext:value-type="float">
            <text:p>1.025102663040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1144134657724" calcext:value-type="float">
            <text:p>1.311441346577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9149872234889" calcext:value-type="float">
            <text:p>1.791498722348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27058358192444" calcext:value-type="float">
            <text:p>2.270583581924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49707296916417" calcext:value-type="float">
            <text:p>2.497072969164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340120778765" calcext:value-type="float">
            <text:p>3.3401207787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18931789398193" calcext:value-type="float">
            <text:p>4.189317893981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93193727902004" calcext:value-type="float">
            <text:p>4.93193727902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17:48:55.265891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dc:date>2019-04-02T17:49:53.871654758</dc:date>
    <meta:editing-duration>PT4M15S</meta:editing-duration>
    <meta:editing-cycles>3</meta:editing-cycles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scatter" chart:style-name="ch1">
        <chart:legend chart:legend-position="end" svg:x="13.265cm" svg:y="4.203cm" style:legend-expansion="high" chart:style-name="ch2"/>
        <chart:plot-area chart:style-name="ch3" table:cell-range-address="'sa_input-time'.A2:'sa_input-time'.B10 'sa_input-time'.B1:'sa_input-time'.B1" chart:data-source-has-labels="row" svg:x="0.32cm" svg:y="0.18cm" svg:width="12.625cm" svg:height="8.645cm">
          <chartooo:coordinate-region svg:x="0.756cm" svg:y="0.379cm" svg:width="12.00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a_input-time'.B2:'sa_input-time'.B10" chart:label-cell-address="'sa_input-time'.B1:'sa_input-time'.B1" chart:class="chart:scatter">
            <chart:domain table:cell-range-address="'sa_input-time'.A2:'sa_input-time'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_time</text:p>
                <draw:g>
                  <svg:desc>'sa_input-time'.B1:'sa_input-tim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sa_input-time'.A2:'sa_input-time'.A10</svg:desc>
                </draw:g>
              </table:table-cell>
              <table:table-cell office:value-type="float" office:value="0.817081465039934">
                <text:p>0.817081465039934</text:p>
                <draw:g>
                  <svg:desc>'sa_input-time'.B2:'sa_input-time'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02510266304016">
                <text:p>1.02510266304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31144134657724">
                <text:p>1.31144134657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79149872234889">
                <text:p>1.79149872234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.27058358192444">
                <text:p>2.27058358192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.49707296916417">
                <text:p>2.49707296916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3.340120778765">
                <text:p>3.340120778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4.18931789398193">
                <text:p>4.189317893981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4.93193727902004">
                <text:p>4.93193727902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